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e864" officeooo:paragraph-rsid="000ee864"/>
    </style:style>
    <style:style style:name="P2" style:family="paragraph" style:parent-style-name="Standard">
      <style:text-properties officeooo:paragraph-rsid="000ee864"/>
    </style:style>
    <style:style style:name="P3" style:family="paragraph" style:parent-style-name="Text_20_body">
      <style:text-properties officeooo:paragraph-rsid="000ee864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>
      <style:text-properties officeooo:rsid="000ee864" officeooo:paragraph-rsid="000ee864"/>
    </style:style>
    <style:style style:name="P16" style:family="paragraph" style:parent-style-name="Text_20_body" style:list-style-name="L7"/>
    <style:style style:name="T1" style:family="text">
      <style:text-properties officeooo:rsid="00108c5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he <text:span text:style-name="Strong_20_Emphasis">object-oriented model</text:span> focuses on representing real-world entities as objects in programming. It serves as the blueprint for how we design and structure an object-oriented system. This model is built around a few key concepts:</text:p>
      <text:list text:style-name="L1">
        <text:list-item>
          <text:p text:style-name="P4"><text:span text:style-name="Strong_20_Emphasis">Objects</text:span>: These are instances of classes. They have properties (attributes) and behaviors (methods). Think of an object as a "thing" in the real world, like a car or a book.</text:p>
        </text:list-item>
        <text:list-item>
          <text:p text:style-name="P4"><text:span text:style-name="Strong_20_Emphasis">Classes</text:span>: These are blueprints or templates for creating objects. A class defines what properties and behaviors its objects will have.</text:p>
        </text:list-item>
        <text:list-item>
          <text:p text:style-name="P4"><text:span text:style-name="Strong_20_Emphasis">Messages and Methods</text:span>: Objects communicate with each other by sending and receiving messages. A message triggers a method, which is the function that defines the object's behavior.</text:p>
        </text:list-item>
        <text:list-item>
          <text:p text:style-name="P4"><text:span text:style-name="Strong_20_Emphasis">Encapsulation</text:span>: The model keeps data (attributes) and behavior (methods) together in one unit, i.e., the object. This makes it easier to manage and protects the data from unintended changes.</text:p>
        </text:list-item>
        <text:list-item>
          <text:p text:style-name="P4"><text:span text:style-name="Strong_20_Emphasis">Relationships</text:span>: Objects can interact in various ways, including:</text:p>
          <text:list>
            <text:list-item>
              <text:p text:style-name="P5"><text:span text:style-name="Strong_20_Emphasis">Association</text:span>: A "uses-a" relationship.</text:p>
            </text:list-item>
            <text:list-item>
              <text:p text:style-name="P5"><text:span text:style-name="Strong_20_Emphasis">Aggregation</text:span>: A "has-a" relationship (weak dependency).</text:p>
            </text:list-item>
            <text:list-item>
              <text:p text:style-name="P5"><text:span text:style-name="Strong_20_Emphasis">Composition</text:span>: A "has-a" relationship (strong dependency).</text:p>
            </text:list-item>
          </text:list>
        </text:list-item>
        <text:list-item>
          <text:p text:style-name="P4"><text:span text:style-name="Strong_20_Emphasis">State and Behavior</text:span>: Every object has a state (data) and behavior (functions it can perform). For instance, a <text:span text:style-name="Source_20_Text">Car</text:span> object may have a state like <text:span text:style-name="Source_20_Text">color: red, speed: 50</text:span> and behaviors like <text:span text:style-name="Source_20_Text">accelerate()</text:span> or <text:span text:style-name="Source_20_Text">brake()</text:span>.</text:p>
        </text:list-item>
      </text:list>
      <text:p text:style-name="Standard"/>
      <text:p text:style-name="Standard"/>
      <text:p text:style-name="Standard">Here are the primary object-oriented models:</text:p>
      <text:h text:style-name="Heading_20_3" text:outline-level="3">1. <text:span text:style-name="Strong_20_Emphasis">Object Model</text:span></text:h>
      <text:list text:style-name="L2">
        <text:list-item>
          <text:p text:style-name="P7">Focuses on the <text:span text:style-name="Strong_20_Emphasis">static structure</text:span> of the system.</text:p>
        </text:list-item>
        <text:list-item>
          <text:p text:style-name="P7">Represents objects, classes, attributes, methods, and their relationships.</text:p>
        </text:list-item>
        <text:list-item>
          <text:p text:style-name="P7">Example: A <text:span text:style-name="Source_20_Text">Student</text:span> class with attributes like <text:span text:style-name="Source_20_Text">name</text:span> and <text:span text:style-name="Source_20_Text">age</text:span>, and methods like <text:span text:style-name="Source_20_Text">study()</text:span> and <text:span text:style-name="Source_20_Text">attendClass()</text:span>.</text:p>
        </text:list-item>
        <text:list-item>
          <text:p text:style-name="P6">Visualized using <text:span text:style-name="Strong_20_Emphasis">class diagrams</text:span> (like UML diagrams) where you see how objects relate to one another.</text:p>
        </text:list-item>
      </text:list>
      <text:h text:style-name="Heading_20_3" text:outline-level="3">2. <text:span text:style-name="Strong_20_Emphasis">Dynamic Model</text:span></text:h>
      <text:list text:style-name="L3">
        <text:list-item>
          <text:p text:style-name="P9">Focuses on the <text:span text:style-name="Strong_20_Emphasis">behavior</text:span> of the system over time.</text:p>
        </text:list-item>
        <text:list-item>
          <text:p text:style-name="P9">Includes the <text:span text:style-name="Strong_20_Emphasis">interactions</text:span> between objects.</text:p>
        </text:list-item>
        <text:list-item>
          <text:p text:style-name="P9">Example: When a user logs in, the <text:span text:style-name="Source_20_Text">User</text:span> object sends a message to the <text:span text:style-name="Source_20_Text">Auth</text:span> object to verify credentials.</text:p>
        </text:list-item>
        <text:list-item>
          <text:p text:style-name="P8">Represented using <text:span text:style-name="Strong_20_Emphasis">sequence diagrams</text:span>, <text:span text:style-name="Strong_20_Emphasis">state diagrams</text:span>, or <text:span text:style-name="Strong_20_Emphasis">activity diagrams</text:span>.</text:p>
        </text:list-item>
      </text:list>
      <text:h text:style-name="Heading_20_3" text:outline-level="3">3. <text:span text:style-name="Strong_20_Emphasis">Functional Model</text:span></text:h>
      <text:list text:style-name="L4">
        <text:list-item>
          <text:p text:style-name="P11">Focuses on the <text:span text:style-name="Strong_20_Emphasis">functions</text:span> of the system and their interactions with objects.</text:p>
        </text:list-item>
        <text:list-item>
          <text:p text:style-name="P11">Describes what the system does rather than how it behaves.</text:p>
        </text:list-item>
        <text:list-item>
          <text:p text:style-name="P10"><text:soft-page-break/>Example: A function like <text:span text:style-name="Source_20_Text">processOrder()</text:span> in an e-commerce application might interact with objects like <text:span text:style-name="Source_20_Text">Cart</text:span>, <text:span text:style-name="Source_20_Text">User</text:span>, and <text:span text:style-name="Source_20_Text">Inventory</text:span>.</text:p>
        </text:list-item>
      </text:list>
      <text:h text:style-name="Heading_20_3" text:outline-level="3">4. <text:span text:style-name="Strong_20_Emphasis">Domain Model</text:span></text:h>
      <text:list text:style-name="L5">
        <text:list-item>
          <text:p text:style-name="P13">Focuses on the <text:span text:style-name="Strong_20_Emphasis">real-world domain</text:span> entities that the system is modeling.</text:p>
        </text:list-item>
        <text:list-item>
          <text:p text:style-name="P13">Maps real-world concepts into objects and their relationships.</text:p>
        </text:list-item>
        <text:list-item>
          <text:p text:style-name="P12">Example: In a banking application, objects like <text:span text:style-name="Source_20_Text">Account</text:span>, <text:span text:style-name="Source_20_Text">Customer</text:span>, and <text:span text:style-name="Source_20_Text">Transaction</text:span> represent the real-world banking domain.</text:p>
        </text:list-item>
      </text:list>
      <text:p text:style-name="Text_20_body">These models work together to give a complete view of the system.</text:p>
      <text:p text:style-name="Standard"/>
      <text:p text:style-name="P3">Alright! Here are the main <text:span text:style-name="Strong_20_Emphasis">advantages of Object-Oriented Programming (OOP)</text:span>:</text:p>
      <text:list text:style-name="L6">
        <text:list-item>
          <text:p text:style-name="P14"><text:span text:style-name="Strong_20_Emphasis">Code Reusability</text:span>: Through inheritance, you can reuse existing code in new programs, saving time and effort. For example, if you create a <text:span text:style-name="Source_20_Text">Vehicle</text:span> class, you can reuse it to create <text:span text:style-name="Source_20_Text">Car</text:span> and <text:span text:style-name="Source_20_Text">Bike</text:span> classes.</text:p>
        </text:list-item>
        <text:list-item>
          <text:p text:style-name="P14"><text:span text:style-name="Strong_20_Emphasis">Modularity</text:span>: OOP encourages breaking the program into smaller parts (classes/objects), making it easier to manage, debug, and maintain.</text:p>
        </text:list-item>
        <text:list-item>
          <text:p text:style-name="P14"><text:span text:style-name="Strong_20_Emphasis">Encapsulation</text:span>: It keeps data safe by restricting direct access and exposing only what’s necessary through methods, enhancing security and data integrity.</text:p>
        </text:list-item>
        <text:list-item>
          <text:p text:style-name="P14"><text:span text:style-name="Strong_20_Emphasis">Scalability</text:span>: OOP provides a structured approach, making it easier to add new features or modify existing ones without affecting the entire codebase.</text:p>
        </text:list-item>
        <text:list-item>
          <text:p text:style-name="P14"><text:span text:style-name="Strong_20_Emphasis">Ease of Maintenance</text:span>: With modular and reusable code, fixing bugs or making updates becomes straightforward.</text:p>
        </text:list-item>
        <text:list-item>
          <text:p text:style-name="P14"><text:span text:style-name="Strong_20_Emphasis">Abstraction</text:span>: Focus only on essential details, hiding complex implementation. For example, you can use a <text:span text:style-name="Source_20_Text">drive()</text:span> method without knowing how the internal engine works.</text:p>
        </text:list-item>
        <text:list-item>
          <text:p text:style-name="P14"><text:span text:style-name="Strong_20_Emphasis">Polymorphism</text:span>: The ability to use the same interface for different objects enhances flexibility and reduces redundancy.</text:p>
        </text:list-item>
        <text:list-item>
          <text:p text:style-name="P14"><text:span text:style-name="Strong_20_Emphasis">Real-World Representation</text:span>: OOP models real-world entities, making programs intuitive and closer to real-world scenarios (e.g., <text:span text:style-name="Source_20_Text">Person</text:span>, <text:span text:style-name="Source_20_Text">Account</text:span>, <text:span text:style-name="Source_20_Text">Product</text:span>).</text:p>
        </text:list-item>
      </text:list>
      <text:p text:style-name="Text_20_body"/>
      <text:p text:style-name="P2"/>
      <text:p text:style-name="P1"><text:span text:style-name="Strong_20_Emphasis"><text:span text:style-name="T1">A</text:span></text:span><text:span text:style-name="Strong_20_Emphasis"> word</text:span> can indeed be seen as both tangible and intangible, depending on the context.</text:p>
      <text:list text:style-name="L7">
        <text:list-item>
          <text:p text:style-name="P16"><text:span text:style-name="Strong_20_Emphasis">Tangible</text:span>: When you write a word down on paper or display it on a screen, it becomes something you can see or even touch (via the medium). In programming, a word stored in a variable is tangible in the sense that it occupies memory and can be manipulated.</text:p>
        </text:list-item>
        <text:list-item>
          <text:p text:style-name="P16"><text:span text:style-name="Strong_20_Emphasis">Intangible</text:span>: The meaning, idea, or concept behind the word is abstract and exists in the mind or as a representation. For instance, the word "tree" represents a concept but isn’t the tree itself.</text:p>
        </text:list-item>
      </text:list>
      <text:p text:style-name="Text_20_body"><text:soft-page-break/>In Object-Oriented Programming terms, you could treat a <text:span text:style-name="Strong_20_Emphasis">word</text:span> as an object. It might have properties like <text:span text:style-name="Source_20_Text">text</text:span> (the string itself) and <text:span text:style-name="Source_20_Text">language</text:span>, and behaviors like <text:span text:style-name="Source_20_Text">translate()</text:span> or <text:span text:style-name="Source_20_Text">toUpperCase()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4:00:57.160788749</meta:creation-date>
    <dc:date>2024-12-05T14:06:11.581110986</dc:date>
    <meta:editing-duration>PT3M38S</meta:editing-duration>
    <meta:editing-cycles>3</meta:editing-cycles>
    <meta:generator>LibreOffice/7.6.7.2$Linux_X86_64 LibreOffice_project/60$Build-2</meta:generator>
    <meta:document-statistic meta:table-count="0" meta:image-count="0" meta:object-count="0" meta:page-count="3" meta:paragraph-count="43" meta:word-count="731" meta:character-count="4622" meta:non-whitespace-character-count="3967"/>
  </office:meta>
</office:document-meta>
</file>